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4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 table:number-columns-spanned="3" table:number-rows-spanned="1">
            <text:p><text:s/>EXPOSITOR NUMERO 7 </text:p>
          </table:table-cell>
          <table:covered-table-cell table:number-columns-repeated="2"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3" office:value-type="string" calcext:value-type="string">
            <text:p>POSICAO</text:p>
          </table:table-cell>
          <table:table-cell table:style-name="ce3" office:value-type="string" calcext:value-type="string">
            <text:p>REFERENCIA</text:p>
          </table:table-cell>
          <table:table-cell table:number-columns-repeated="1021"/>
        </table:table-row>
        <table:table-row table:style-name="ro1">
          <table:table-cell table:style-name="ce3" office:value-type="float" office:value="1066748" calcext:value-type="float">
            <text:p>106674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float" office:value="1060324" calcext:value-type="float">
            <text:p>106032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float" office:value="1065434" calcext:value-type="float">
            <text:p>106543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float" office:value="1060331" calcext:value-type="float">
            <text:p>106033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float" office:value="1065925" calcext:value-type="float">
            <text:p>106592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" office:value-type="float" office:value="1060354" calcext:value-type="float">
            <text:p>106035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3" office:value-type="float" office:value="1048781" calcext:value-type="float">
            <text:p>104878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3" office:value-type="float" office:value="1077701" calcext:value-type="float">
            <text:p>107770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float" office:value="1060321" calcext:value-type="float">
            <text:p>106032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3" office:value-type="float" office:value="1060322" calcext:value-type="float">
            <text:p>106032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3" office:value-type="float" office:value="1088190" calcext:value-type="float">
            <text:p>108819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3" office:value-type="float" office:value="1060345" calcext:value-type="float">
            <text:p>106034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3" office:value-type="float" office:value="1060343" calcext:value-type="float">
            <text:p>106034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3" office:value-type="float" office:value="1060334" calcext:value-type="float">
            <text:p>1060334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3" office:value-type="float" office:value="1048782" calcext:value-type="float">
            <text:p>1048782</text:p>
          </table:table-cell>
          <table:table-cell table:style-name="ce7" office:value-type="float" office:value="15" calcext:value-type="float">
            <text:p>15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float" office:value="1060359" calcext:value-type="float">
            <text:p>106035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3" office:value-type="float" office:value="1059247" calcext:value-type="float">
            <text:p>1059247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3" office:value-type="float" office:value="1060340" calcext:value-type="float">
            <text:p>106034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float" office:value="1053632" calcext:value-type="float">
            <text:p>1053632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style-name="ce3" office:value-type="float" office:value="1060357" calcext:value-type="float">
            <text:p>106035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float" office:value="1056362" calcext:value-type="float">
            <text:p>1056362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s/>Portinari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color HD gr 30x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rtinari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62642" calcext:value-type="float">
            <text:p>6062642</text:p>
          </table:table-cell>
          <table:table-cell table:number-columns-repeated="1021"/>
        </table:table-row>
        <table:table-row table:style-name="ro1">
          <table:table-cell table:style-name="ce3" office:value-type="float" office:value="1084155" calcext:value-type="float">
            <text:p>1084155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float" office:value="1079406" calcext:value-type="float">
            <text:p>1079406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float" office:value="1079067" calcext:value-type="float">
            <text:p>1079067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float" office:value="1084001" calcext:value-type="float">
            <text:p>1084001</text:p>
          </table:table-cell>
          <table:table-cell table:style-name="ce6" office:value-type="float" office:value="27" calcext:value-type="float">
            <text:p>27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float" office:value="1060333" calcext:value-type="float">
            <text:p>1060333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Portinari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62635" calcext:value-type="float">
            <text:p>6062635</text:p>
          </table:table-cell>
          <table:table-cell table:number-columns-repeated="1021"/>
        </table:table-row>
        <table:table-row table:style-name="ro1">
          <table:table-cell table:style-name="ce3" office:value-type="float" office:value="1056598" calcext:value-type="float">
            <text:p>1056598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float" office:value="1090357" calcext:value-type="float">
            <text:p>1090357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0" table:number-columns-spanned="3" table:number-rows-spanned="1"/>
          <table:covered-table-cell table:number-columns-repeated="2" table:style-name="ce10"/>
          <table:table-cell table:number-columns-repeated="1021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">
          <table:table-cell table:style-name="ce2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table:number-columns-spanned="3" table:number-rows-spanned="1"/>
          <table:covered-table-cell table:number-columns-repeated="2" table:style-name="ce10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9">
          <table:table-cell table:style-name="ce2"/>
          <table:table-cell table:number-columns-repeated="1023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4:01:43.6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3-10-04T14:02:10.852000000</dc:date>
    <meta:editing-cycles>4</meta:editing-cycles>
    <meta:editing-duration>PT5M33S</meta:editing-duration>
    <meta:generator>LibreOffice/6.0.5.2$Windows_X86_64 LibreOffice_project/54c8cbb85f300ac59db32fe8a675ff7683cd5a16</meta:generator>
    <meta:document-statistic meta:table-count="1" meta:cell-count="69" meta:object-count="0"/>
  </office:meta>
</office:document-meta>
</file>